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map a PS3 controller to move a robot using the ROS 2 <text:span text:style-name="Source_20_Text">joy</text:span> node, you'll need to configure both the <text:span text:style-name="Source_20_Text">joy</text:span> node to read input from the controller and then map those inputs to control your robot. Below are the necessary steps and files for setting this up:</text:p>
      <text:h text:style-name="Heading_20_3" text:outline-level="3">1. <text:span text:style-name="Strong_20_Emphasis">ROS 2 Joy Node Configuration</text:span></text:h>
      <text:p text:style-name="Text_20_body">First, you need to make sure you have the <text:span text:style-name="Source_20_Text">joy</text:span> package installed, which provides the <text:span text:style-name="Source_20_Text">joy_node</text:span> for interfacing with game controllers. You'll need to create a launch file and configuration files to map the PS3 controller inputs to robot commands.</text:p>
      <text:h text:style-name="Heading_20_3" text:outline-level="3">2. <text:span text:style-name="Strong_20_Emphasis">Create Joy Node Launch File</text:span></text:h>
      <text:p text:style-name="Text_20_body">Create a launch file to start the <text:span text:style-name="Source_20_Text">joy_node</text:span> and any other nodes needed. Here's an example launch file:</text:p>
      <text:p text:style-name="Standard">&lt;!-- joy_launch_file.xml --&gt;</text:p>
      <text:p text:style-name="Standard">&lt;launch&gt;</text:p>
      <text:p text:style-name="Standard"><text:s text:c="4"/>&lt;!-- Launch the joy node --&gt;</text:p>
      <text:p text:style-name="Standard"><text:s text:c="4"/>&lt;node pkg="joy" exec="joy_node" name="joy_node" output="screen"&gt;</text:p>
      <text:p text:style-name="Standard"><text:s text:c="8"/>&lt;!-- Optional: remap the joy topic if needed --&gt;</text:p>
      <text:p text:style-name="Standard"><text:s text:c="8"/>&lt;!-- &lt;remap from="joy" to="my_joy_topic"/&gt; --&gt;</text:p>
      <text:p text:style-name="Standard"><text:s text:c="4"/>&lt;/node&gt;</text:p>
      <text:p text:style-name="Standard"><text:s text:c="4"/></text:p>
      <text:p text:style-name="Standard"><text:s text:c="4"/>&lt;!-- Launch your custom node that interprets joystick inputs --&gt;</text:p>
      <text:p text:style-name="Standard"><text:s text:c="4"/>&lt;node pkg="my_robot_package" exec="joystick_control_node" name="joystick_control_node" output="screen"&gt;</text:p>
      <text:p text:style-name="Standard"><text:s text:c="8"/>&lt;!-- Parameters for your node (e.g., joystick mappings) --&gt;</text:p>
      <text:p text:style-name="Standard"><text:s text:c="8"/>&lt;param name="joy_topic" value="/joy"/&gt;</text:p>
      <text:p text:style-name="Standard"><text:s text:c="8"/>&lt;!-- Other parameters for controlling the robot --&gt;</text:p>
      <text:p text:style-name="Standard"><text:s text:c="4"/>&lt;/node&gt;</text:p>
      <text:p text:style-name="Standard">&lt;/launch&gt;</text:p>
      <text:p text:style-name="Standard"/>
      <text:h text:style-name="Heading_20_3" text:outline-level="3">3. <text:span text:style-name="Strong_20_Emphasis">Joystick Configuration</text:span></text:h>
      <text:p text:style-name="Text_20_body">Create a configuration file for the joystick mappings. This file defines how joystick inputs map to robot commands. Typically, this involves creating a Python script or a node to interpret joystick messages.</text:p>
      <text:p text:style-name="Text_20_body">Here’s a simple example of how you might configure the joystick mappings in a Python node:</text:p>
      <text:p text:style-name="Standard"># joystick_control_node.py</text:p>
      <text:p text:style-name="Standard">import rclpy</text:p>
      <text:p text:style-name="Standard">from rclpy.node import Node</text:p>
      <text:p text:style-name="Standard">from sensor_msgs.msg import Joy</text:p>
      <text:p text:style-name="Standard">from geometry_msgs.msg import Twist</text:p>
      <text:p text:style-name="Standard"/>
      <text:p text:style-name="Standard">class JoystickControlNode(Node):</text:p>
      <text:p text:style-name="Standard"><text:s text:c="4"/>def __init__(self):</text:p>
      <text:p text:style-name="Standard"><text:s text:c="8"/>super().__init__('joystick_control_node')</text:p>
      <text:p text:style-name="Standard"><text:s text:c="8"/></text:p>
      <text:p text:style-name="Standard"><text:s text:c="8"/># Create a publisher for cmd_vel (robot's velocity commands)</text:p>
      <text:p text:style-name="Standard"><text:soft-page-break/><text:s text:c="8"/>self.publisher_ = self.create_publisher(Twist, 'cmd_vel', 10)</text:p>
      <text:p text:style-name="Standard"><text:s text:c="8"/></text:p>
      <text:p text:style-name="Standard"><text:s text:c="8"/># Create a subscription to the joystick topic</text:p>
      <text:p text:style-name="Standard"><text:s text:c="8"/>self.subscription = self.create_subscription(</text:p>
      <text:p text:style-name="Standard"><text:s text:c="12"/>Joy,</text:p>
      <text:p text:style-name="Standard"><text:s text:c="12"/>'joy',</text:p>
      <text:p text:style-name="Standard"><text:s text:c="12"/>self.joy_callback,</text:p>
      <text:p text:style-name="Standard"><text:s text:c="12"/>10</text:p>
      <text:p text:style-name="Standard"><text:s text:c="8"/>)</text:p>
      <text:p text:style-name="Standard"><text:s text:c="8"/></text:p>
      <text:p text:style-name="Standard"><text:s text:c="4"/>def joy_callback(self, msg):</text:p>
      <text:p text:style-name="Standard"><text:s text:c="8"/>twist = Twist()</text:p>
      <text:p text:style-name="Standard"><text:s text:c="8"/></text:p>
      <text:p text:style-name="Standard"><text:s text:c="8"/># Map joystick axes to linear and angular velocities</text:p>
      <text:p text:style-name="Standard"><text:s text:c="8"/>twist.linear.x = msg.axes[1] <text:s/># Forward/backward</text:p>
      <text:p text:style-name="Standard"><text:s text:c="8"/>twist.angular.z = msg.axes[0] <text:s/># Left/right</text:p>
      <text:p text:style-name="Standard"><text:s text:c="8"/></text:p>
      <text:p text:style-name="Standard"><text:s text:c="8"/># Publish the twist message</text:p>
      <text:p text:style-name="Standard"><text:s text:c="8"/>self.publisher_.publish(twist)</text:p>
      <text:p text:style-name="Standard"/>
      <text:p text:style-name="Standard">def main(args=None):</text:p>
      <text:p text:style-name="Standard"><text:s text:c="4"/>rclpy.init(args=args)</text:p>
      <text:p text:style-name="Standard"><text:s text:c="4"/>node = JoystickControlNode()</text:p>
      <text:p text:style-name="Standard"><text:s text:c="4"/>rclpy.spin(node)</text:p>
      <text:p text:style-name="Standard"><text:s text:c="4"/>node.destroy_node()</text:p>
      <text:p text:style-name="Standard"><text:s text:c="4"/>rclpy.shutdown()</text:p>
      <text:p text:style-name="Standard"/>
      <text:p text:style-name="Standard">if __name__ == '__main__':</text:p>
      <text:p text:style-name="Standard"><text:s text:c="4"/>main()</text:p>
      <text:p text:style-name="Standard"/>
      <text:h text:style-name="Heading_20_3" text:outline-level="3">4. <text:span text:style-name="Strong_20_Emphasis">Adjust the Mappings</text:span></text:h>
      <text:p text:style-name="Text_20_body">The <text:span text:style-name="Source_20_Text">joy_callback</text:span> method maps joystick inputs to linear and angular velocities. You may need to adjust the indices of <text:span text:style-name="Source_20_Text">msg.axes</text:span> to match the specific axes of your PS3 controller. For example:</text:p>
      <text:list xml:id="list4117980894" text:style-name="L1">
        <text:list-item>
          <text:p text:style-name="P3"><text:span text:style-name="Source_20_Text">msg.axes[0]</text:span> typically corresponds to the left stick's horizontal axis.</text:p>
        </text:list-item>
        <text:list-item>
          <text:p text:style-name="P2"><text:span text:style-name="Source_20_Text">msg.axes[1]</text:span> typically corresponds to the left stick's vertical axis.</text:p>
        </text:list-item>
      </text:list>
      <text:p text:style-name="Text_20_body">You can use <text:span text:style-name="Source_20_Text">rqt</text:span> or <text:span text:style-name="Source_20_Text">ros2 topic echo /joy</text:span> to check the values from the joystick and adjust the indices and scaling accordingly.</text:p>
      <text:h text:style-name="Heading_20_3" text:outline-level="3">5. <text:span text:style-name="Strong_20_Emphasis">Run the Launch File</text:span></text:h>
      <text:p text:style-name="Text_20_body">To start everything, use the ROS 2 launch command:</text:p>
      <text:p text:style-name="Standard">ros2 launch my_robot_package joy_launch_file.xml</text:p>
      <text:p text:style-name="Standard"/>
      <text:p text:style-name="Text_20_body">This will launch the <text:span text:style-name="Source_20_Text">joy_node</text:span> to read inputs from your PS3 controller and the <text:span text:style-name="Source_20_Text">joystick_control_node</text:span> to process those inputs and send commands to your robot.</text:p>
      <text:p text:style-name="Text_20_body"><text:soft-page-break/>Make sure your robot's <text:span text:style-name="Source_20_Text">cmd_vel</text:span> topic is correctly configured to accept <text:span text:style-name="Source_20_Text">Twist</text:span> messages, and that the rest of your robot's control stack is set up to process these commands.</text:p>
      <text:p text:style-name="Text_20_body">Feel free to adjust the details based on the exact specifications of your setup and the desired behavior of your robot.</text:p>
      <text:p text:style-name="Text_20_body">-----------------------------------------------------------------------</text:p>
      <text:p text:style-name="Text_20_body">To ensure that the <text:span text:style-name="Source_20_Text">cmd_vel</text:span> topic is correctly configured to accept <text:span text:style-name="Source_20_Text">Twist</text:span> messages in ROS 2, you'll need to verify and configure several aspects of your ROS 2 system. Here's a step-by-step guide to help you through this process:</text:p>
      <text:h text:style-name="Heading_20_3" text:outline-level="3">1. <text:span text:style-name="Strong_20_Emphasis">Check the </text:span><text:span text:style-name="Strong_20_Emphasis"><text:span text:style-name="Source_20_Text">cmd_vel</text:span></text:span><text:span text:style-name="Strong_20_Emphasis"> Topic</text:span></text:h>
      <text:p text:style-name="Text_20_body">Use <text:span text:style-name="Source_20_Text">ros2 topic list</text:span> to see if the <text:span text:style-name="Source_20_Text">cmd_vel</text:span> topic is available:</text:p>
      <text:p text:style-name="Text_20_body">ros2 topic list</text:p>
      <text:p text:style-name="Text_20_body">You should see <text:span text:style-name="Source_20_Text">/cmd_vel</text:span> listed among the available topics. If you don't see it, ensure that the appropriate node or component that publishes or subscribes to <text:span text:style-name="Source_20_Text">cmd_vel</text:span> is running.</text:p>
      <text:h text:style-name="Heading_20_3" text:outline-level="3">2. <text:span text:style-name="Strong_20_Emphasis">Verify the Message Type</text:span></text:h>
      <text:p text:style-name="Text_20_body">To confirm that <text:span text:style-name="Source_20_Text">cmd_vel</text:span> is set to accept <text:span text:style-name="Source_20_Text">Twist</text:span> messages, use the following command:</text:p>
      <text:p text:style-name="Standard">ros2 topic info /cmd_vel</text:p>
      <text:p text:style-name="Standard"/>
      <text:p text:style-name="Standard">This command will provide information about the <text:span text:style-name="Source_20_Text">cmd_vel</text:span> topic, including its message type. You should see:</text:p>
      <text:p text:style-name="Standard"/>
      <text:p text:style-name="Standard">Type: geometry_msgs/msg/Twist</text:p>
      <text:p text:style-name="Standard"/>
      <text:p text:style-name="Text_20_body">If you see a different type or no type at all, you'll need to adjust your setup.</text:p>
      <text:h text:style-name="Heading_20_3" text:outline-level="3">3. <text:span text:style-name="Strong_20_Emphasis">Check Your Robot's Configuration</text:span></text:h>
      <text:p text:style-name="Text_20_body">Ensure that the part of your robot that subscribes to <text:span text:style-name="Source_20_Text">cmd_vel</text:span> is set up to receive <text:span text:style-name="Source_20_Text">Twist</text:span> messages. This is usually done in the robot's configuration files or launch files.</text:p>
      <text:p text:style-name="Text_20_body">For example, if you're using a differential drive controller, your configuration file (like a YAML file) for the <text:span text:style-name="Source_20_Text">diff_drive_controller</text:span> might look something like this:</text:p>
      <text:p text:style-name="Standard"># diff_drive_controller.yaml</text:p>
      <text:p text:style-name="Standard"/>
      <text:p text:style-name="Standard">diff_drive_controller:</text:p>
      <text:p text:style-name="Standard"><text:s text:c="2"/>ros__parameters:</text:p>
      <text:p text:style-name="Standard"><text:s text:c="4"/># other parameters...</text:p>
      <text:p text:style-name="Standard"><text:s text:c="4"/>command_topic: '/cmd_vel'</text:p>
      <text:p text:style-name="Standard"/>
      <text:p text:style-name="Text_20_body">This tells the controller to listen to the <text:span text:style-name="Source_20_Text">cmd_vel</text:span> topic for <text:span text:style-name="Source_20_Text">Twist</text:span> messages.</text:p>
      <text:h text:style-name="Heading_20_3" text:outline-level="3"><text:soft-page-break/>4. <text:span text:style-name="Strong_20_Emphasis">Ensure Correct Message Definition</text:span></text:h>
      <text:p text:style-name="Text_20_body">Make sure that your custom nodes, if any, are set up to publish <text:span text:style-name="Source_20_Text">Twist</text:span> messages to the <text:span text:style-name="Source_20_Text">cmd_vel</text:span> topic. Here is a quick example of how to publish a <text:span text:style-name="Source_20_Text">Twist</text:span> message in Python:</text:p>
      <text:p text:style-name="Standard">import rclpy</text:p>
      <text:p text:style-name="Standard">from rclpy.node import Node</text:p>
      <text:p text:style-name="Standard">from geometry_msgs.msg import Twist</text:p>
      <text:p text:style-name="Standard"/>
      <text:p text:style-name="Standard">class VelocityPublisher(Node):</text:p>
      <text:p text:style-name="Standard"><text:s text:c="4"/>def __init__(self):</text:p>
      <text:p text:style-name="Standard"><text:s text:c="8"/>super().__init__('velocity_publisher')</text:p>
      <text:p text:style-name="Standard"><text:s text:c="8"/>self.publisher_ = self.create_publisher(Twist, 'cmd_vel', 10)</text:p>
      <text:p text:style-name="Standard"><text:s text:c="8"/>timer_period = 1.0 <text:s/># seconds</text:p>
      <text:p text:style-name="Standard"><text:s text:c="8"/>self.timer = self.create_timer(timer_period, self.timer_callback)</text:p>
      <text:p text:style-name="Standard"/>
      <text:p text:style-name="Standard"><text:s text:c="4"/>def timer_callback(self):</text:p>
      <text:p text:style-name="Standard"><text:s text:c="8"/>msg = Twist()</text:p>
      <text:p text:style-name="Standard"><text:s text:c="8"/>msg.linear.x = 0.5 <text:s/># Forward speed</text:p>
      <text:p text:style-name="Standard"><text:s text:c="8"/>msg.angular.z = 0.1 <text:s/># Turning rate</text:p>
      <text:p text:style-name="Standard"><text:s text:c="8"/>self.publisher_.publish(msg)</text:p>
      <text:p text:style-name="Standard"><text:s text:c="8"/>self.get_logger().info(f'Publishing: {msg}')</text:p>
      <text:p text:style-name="Standard"/>
      <text:p text:style-name="Standard">def main(args=None):</text:p>
      <text:p text:style-name="Standard"><text:s text:c="4"/>rclpy.init(args=args)</text:p>
      <text:p text:style-name="Standard"><text:s text:c="4"/>node = VelocityPublisher()</text:p>
      <text:p text:style-name="Standard"><text:s text:c="4"/>rclpy.spin(node)</text:p>
      <text:p text:style-name="Standard"><text:s text:c="4"/>node.destroy_node()</text:p>
      <text:p text:style-name="Standard"><text:s text:c="4"/>rclpy.shutdown()</text:p>
      <text:p text:style-name="Standard"/>
      <text:p text:style-name="Standard">if __name__ == '__main__':</text:p>
      <text:p text:style-name="Standard"><text:s text:c="4"/>main()</text:p>
      <text:p text:style-name="Standard"/>
      <text:p text:style-name="Text_20_body">You can manually test if the <text:span text:style-name="Source_20_Text">cmd_vel</text:span> topic is being correctly published and subscribed to by using ROS 2 tools:</text:p>
      <text:list xml:id="list2391964748" text:style-name="L2">
        <text:list-item>
          <text:p text:style-name="P4"><text:span text:style-name="Strong_20_Emphasis">Publish a test message</text:span>:</text:p>
        </text:list-item>
      </text:list>
      <text:p text:style-name="Standard">ros2 topic pub /cmd_vel geometry_msgs/msg/Twist '{linear: {x: 1.0}, angular: {z: 0.5}}'</text:p>
      <text:p text:style-name="Standard"/>
      <text:p text:style-name="Standard"><text:span text:style-name="Strong_20_Emphasis">Echo the topic</text:span> to see if messages are being published correctly:</text:p>
      <text:p text:style-name="P1">ros2 topic echo /cmd_vel</text:p>
      <text:p text:style-name="Standard"/>
      <text:h text:style-name="Heading_20_3" text:outline-level="3">6. <text:span text:style-name="Strong_20_Emphasis">Check Node Logs and Diagnostics</text:span></text:h>
      <text:p text:style-name="Text_20_body">Look at the logs of nodes to ensure they are not reporting errors related to the <text:span text:style-name="Source_20_Text">cmd_vel</text:span> topic. Use:</text:p>
      <text:h text:style-name="Heading_20_3" text:outline-level="3">6. <text:span text:style-name="Strong_20_Emphasis">Check Node Logs and Diagnostics</text:span></text:h>
      <text:p text:style-name="Text_20_body">Look at the logs of nodes to ensure they are not reporting errors related to the <text:span text:style-name="Source_20_Text">cmd_vel</text:span> topic. Use:</text:p>
      <text:p text:style-name="Standard">ros2 daemon info</text:p>
      <text:p text:style-name="Standard">ros2 node info /your_node_name</text:p>
      <text:p text:style-name="Standard"/>
      <text:h text:style-name="Heading_20_3" text:outline-level="3">7. <text:span text:style-name="Strong_20_Emphasis">Update and Launch Files</text:span></text:h>
      <text:p text:style-name="Text_20_body">Ensure that any launch files or parameter files used to start your robot or controllers are correctly set up to use <text:span text:style-name="Source_20_Text">cmd_vel</text:span>. Verify the configurations to confirm they match the expected <text:span text:style-name="Source_20_Text">Twist</text:span> message type.</text:p>
      <text:h text:style-name="Heading_20_3" text:outline-level="3">Summary</text:h>
      <text:list xml:id="list1885545418" text:style-name="L3">
        <text:list-item>
          <text:p text:style-name="P6">Verify the <text:span text:style-name="Source_20_Text">cmd_vel</text:span> topic exists and is of type <text:span text:style-name="Source_20_Text">geometry_msgs/msg/Twist</text:span>.</text:p>
        </text:list-item>
        <text:list-item>
          <text:p text:style-name="P6">Check that any node or controller subscribing to <text:span text:style-name="Source_20_Text">cmd_vel</text:span> is configured to process <text:span text:style-name="Source_20_Text">Twist</text:span> messages.</text:p>
        </text:list-item>
        <text:list-item>
          <text:p text:style-name="P5">Publish and test messages on the <text:span text:style-name="Source_20_Text">cmd_vel</text:span> topic to ensure proper functionality.</text:p>
        </text:list-item>
      </text:list>
      <text:p text:style-name="Text_20_body">By following these steps, you can ensure that the <text:span text:style-name="Source_20_Text">cmd_vel</text:span> topic is correctly configured and that your robot can properly receive and act on <text:span text:style-name="Source_20_Text">Twist</text:span> messages.</text:p>
      <text:p text:style-name="Standard">-------------------------------------------------------------------------------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6:11:33.461800953</meta:creation-date>
    <meta:editing-duration>PT11M27S</meta:editing-duration>
    <meta:editing-cycles>2</meta:editing-cycles>
    <meta:generator>LibreOffice/7.3.7.2$Linux_X86_64 LibreOffice_project/30$Build-2</meta:generator>
    <dc:date>2024-08-30T16:12:36.282493642</dc:date>
    <meta:document-statistic meta:table-count="0" meta:image-count="0" meta:object-count="0" meta:page-count="5" meta:paragraph-count="136" meta:word-count="1055" meta:character-count="7520" meta:non-whitespace-character-count="6205"/>
  </office:meta>
</office:document-meta>
</file>